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iv_document_div_name" style:master-page-name="MP0" style:family="paragraph">
      <style:paragraph-properties fo:break-before="page" fo:text-align="center" fo:margin-top="0.2777in" fo:margin-bottom="0.1388in" style:line-height-at-least="0.7361in" fo:background-color="#FFFFFF">
        <style:background-fill draw:fill="solid" draw:fill-color="#FFFFFF"/>
      </style:paragraph-properties>
    </style:style>
    <style:style style:name="T2" style:parent-style-name="span" style:family="text">
      <style:text-properties style:font-name="Palatino Linotype" style:font-name-asian="Palatino Linotype" style:font-name-complex="Palatino Linotype" fo:letter-spacing="0.0138in" fo:font-size="28pt" style:font-size-asian="28pt" style:font-size-complex="28pt" fo:language="es" fo:country="ES"/>
    </style:style>
    <style:style style:name="P3" style:parent-style-name="document_MES_zipprefix" style:family="paragraph">
      <style:paragraph-properties fo:text-align="center" style:line-height-at-least="0.1944in" fo:background-color="#FFFFFF">
        <style:background-fill draw:fill="solid" draw:fill-color="#FFFFFF"/>
      </style:paragraph-properties>
    </style:style>
    <style:style style:name="T4" style:parent-style-name="span" style:family="text">
      <style:text-properties style:font-name="Arial" style:font-name-asian="Arial" style:font-name-complex="Arial" fo:color="#231F20" fo:font-size="10pt" style:font-size-asian="10pt" style:font-size-complex="10pt" fo:language="es" fo:country="ES"/>
    </style:style>
    <style:style style:name="T5" style:parent-style-name="Fuentedepárrafopredeter." style:family="text">
      <style:text-properties style:font-name="Arial" style:font-name-asian="Arial" style:font-name-complex="Arial" fo:color="#231F20" fo:font-size="10pt" style:font-size-asian="10pt" style:font-size-complex="10pt" fo:language="es" fo:country="ES"/>
    </style:style>
    <style:style style:name="P6" style:parent-style-name="span_paddedline" style:family="paragraph">
      <style:paragraph-properties fo:text-align="center" style:line-height-at-least="0.1944in" fo:background-color="#FFFFFF">
        <style:background-fill draw:fill="solid" draw:fill-color="#FFFFFF"/>
      </style:paragraph-properties>
    </style:style>
    <style:style style:name="T7" style:parent-style-name="span" style:family="text">
      <style:text-properties style:font-name="Arial" style:font-name-asian="Arial" style:font-name-complex="Arial" fo:color="#231F20" fo:font-size="10pt" style:font-size-asian="10pt" style:font-size-complex="10pt" fo:language="es" fo:country="ES"/>
    </style:style>
    <style:style style:name="T8" style:parent-style-name="Fuentedepárrafopredeter." style:family="text">
      <style:text-properties style:font-name="Arial" style:font-name-asian="Arial" style:font-name-complex="Arial" fo:color="#231F20" fo:font-size="10pt" style:font-size-asian="10pt" style:font-size-complex="10pt" fo:language="es" fo:country="ES"/>
    </style:style>
    <style:style style:name="T9" style:parent-style-name="span" style:family="text">
      <style:text-properties style:font-name="Arial" style:font-name-asian="Arial" style:font-name-complex="Arial" fo:color="#231F20" fo:font-size="10pt" style:font-size-asian="10pt" style:font-size-complex="10pt" fo:language="es" fo:country="ES"/>
    </style:style>
    <style:style style:name="P10" style:parent-style-name="borderDiv" style:family="paragraph">
      <style:paragraph-properties fo:line-height="0.4166in" fo:background-color="#FFFFFF">
        <style:background-fill draw:fill="solid" draw:fill-color="#FFFFFF"/>
      </style:paragraph-properties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11" style:parent-style-name="div_document_div_sectiontitle" style:family="paragraph">
      <style:paragraph-properties fo:margin-top="0.2777in" fo:margin-bottom="0.0694in" fo:background-color="#FFFFFF">
        <style:background-fill draw:fill="solid" draw:fill-color="#FFFFFF"/>
      </style:paragraph-properties>
      <style:text-properties style:font-name="Palatino Linotype" style:font-name-asian="Palatino Linotype" style:font-name-complex="Palatino Linotype" fo:font-weight="bold" style:font-weight-asian="bold" style:font-weight-complex="bold" fo:text-transform="uppercase" fo:letter-spacing="0.0069in" fo:language="es" fo:country="ES"/>
    </style:style>
    <style:style style:name="P12" style:parent-style-name="p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13" style:parent-style-name="div_document_div_sectiontitle" style:family="paragraph">
      <style:paragraph-properties fo:margin-top="0.2777in" fo:margin-bottom="0.0694in" fo:background-color="#FFFFFF">
        <style:background-fill draw:fill="solid" draw:fill-color="#FFFFFF"/>
      </style:paragraph-properties>
      <style:text-properties style:font-name="Palatino Linotype" style:font-name-asian="Palatino Linotype" style:font-name-complex="Palatino Linotype" fo:font-weight="bold" style:font-weight-asian="bold" style:font-weight-complex="bold" fo:text-transform="uppercase" fo:letter-spacing="0.0069in" fo:language="es" fo:country="ES"/>
    </style:style>
    <style:style style:name="P14" style:parent-style-name="div_document_singlecolumn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15" style:parent-style-name="txtBold" style:family="text">
      <style:text-properties style:font-name="Arial" style:font-name-asian="Arial" style:font-name-complex="Arial" fo:text-transform="uppercase" fo:color="#231F20" fo:font-size="11pt" style:font-size-asian="11pt" style:font-size-complex="11pt" fo:language="es" fo:country="ES"/>
    </style:style>
    <style:style style:name="T16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17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18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19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20" style:parent-style-name="span_paddedline" style:family="paragraph">
      <style:paragraph-properties fo:margin-bottom="0.0416in"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21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22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23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24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P25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26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27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28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29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30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31" style:parent-style-name="div_document_singlecolumn" style:family="paragraph">
      <style:paragraph-properties fo:margin-top="0.1388in"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32" style:parent-style-name="txtBold" style:family="text">
      <style:text-properties style:font-name="Arial" style:font-name-asian="Arial" style:font-name-complex="Arial" fo:text-transform="uppercase" fo:color="#231F20" fo:font-size="11pt" style:font-size-asian="11pt" style:font-size-complex="11pt" fo:language="es" fo:country="ES"/>
    </style:style>
    <style:style style:name="T33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34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35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T36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37" style:parent-style-name="span_paddedline" style:family="paragraph">
      <style:paragraph-properties fo:margin-bottom="0.0416in"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38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39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40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41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P42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43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44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45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46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47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48" style:parent-style-name="div_document_singlecolumn" style:family="paragraph">
      <style:paragraph-properties fo:margin-top="0.1388in"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49" style:parent-style-name="txtBold" style:family="text">
      <style:text-properties style:font-name="Arial" style:font-name-asian="Arial" style:font-name-complex="Arial" fo:text-transform="uppercase" fo:color="#231F20" fo:font-size="11pt" style:font-size-asian="11pt" style:font-size-complex="11pt"/>
    </style:style>
    <style:style style:name="T50" style:parent-style-name="span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T51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T52" style:parent-style-name="span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T53" style:parent-style-name="singlecolumn_span_paddedline_nth-child1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P54" style:parent-style-name="span_paddedline" style:family="paragraph">
      <style:paragraph-properties fo:margin-bottom="0.0416in"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55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/>
    </style:style>
    <style:style style:name="T56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/>
    </style:style>
    <style:style style:name="T57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/>
    </style:style>
    <style:style style:name="T58" style:parent-style-name="Fuentedepárrafopredeter.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/>
    </style:style>
    <style:style style:name="P59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60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61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62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63" style:parent-style-name="div_document_ul_li" style:family="paragraph">
      <style:paragraph-properties style:line-height-at-least="0.2083in" fo:margin-left="0.6666in" fo:text-indent="-0.1673in" fo:background-color="#FFFFFF">
        <style:tab-stops/>
        <style:background-fill draw:fill="solid" draw:fill-color="#FFFFFF"/>
      </style:paragraph-properties>
    </style:style>
    <style:style style:name="T64" style:parent-style-name="span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  <style:style style:name="P65" style:parent-style-name="div_document_div_sectiontitle" style:family="paragraph">
      <style:paragraph-properties fo:margin-top="0.2777in" fo:margin-bottom="0.0694in" fo:background-color="#FFFFFF">
        <style:background-fill draw:fill="solid" draw:fill-color="#FFFFFF"/>
      </style:paragraph-properties>
      <style:text-properties style:font-name="Palatino Linotype" style:font-name-asian="Palatino Linotype" style:font-name-complex="Palatino Linotype" fo:font-weight="bold" style:font-weight-asian="bold" style:font-weight-complex="bold" fo:text-transform="uppercase" fo:letter-spacing="0.0069in" fo:language="es" fo:country="ES"/>
    </style:style>
    <style:style style:name="P66" style:parent-style-name="div_document_singlecolumn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67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68" style:parent-style-name="singlecolumn_span_paddedline_nth-child1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69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70" style:parent-style-name="singlecolumn_span_paddedline_nth-child1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71" style:parent-style-name="span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T72" style:parent-style-name="singlecolumn_span_paddedline_nth-child1" style:family="text">
      <style:text-properties style:font-name="Arial" style:font-name-asian="Arial" style:font-name-complex="Arial" fo:font-weight="bold" style:font-weight-asian="bold" style:font-weight-complex="bold" fo:color="#231F20" fo:font-size="11pt" style:font-size-asian="11pt" style:font-size-complex="11pt" fo:language="es" fo:country="ES"/>
    </style:style>
    <style:style style:name="P73" style:parent-style-name="span_paddedline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74" style:parent-style-name="span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T75" style:parent-style-name="Fuentedepárrafopredeter." style:family="text">
      <style:text-properties style:font-name="Arial" style:font-name-asian="Arial" style:font-name-complex="Arial" fo:color="#231F20" fo:font-size="11pt" style:font-size-asian="11pt" style:font-size-complex="11pt"/>
    </style:style>
    <style:style style:name="P76" style:parent-style-name="div_document_div_sectiontitle" style:family="paragraph">
      <style:paragraph-properties fo:margin-top="0.2777in" fo:margin-bottom="0.0694in" fo:background-color="#FFFFFF">
        <style:background-fill draw:fill="solid" draw:fill-color="#FFFFFF"/>
      </style:paragraph-properties>
      <style:text-properties style:font-name="Palatino Linotype" style:font-name-asian="Palatino Linotype" style:font-name-complex="Palatino Linotype" fo:font-weight="bold" style:font-weight-asian="bold" style:font-weight-complex="bold" fo:text-transform="uppercase" fo:letter-spacing="0.0069in"/>
    </style:style>
    <style:style style:name="TableColumn78" style:family="table-column">
      <style:table-column-properties style:column-width="3.3354in" style:use-optimal-column-width="false"/>
    </style:style>
    <style:style style:name="TableColumn79" style:family="table-column">
      <style:table-column-properties style:column-width="3.3354in" style:use-optimal-column-width="false"/>
    </style:style>
    <style:style style:name="Table77" style:family="table">
      <style:table-properties style:width="6.6708in" fo:margin-left="0.4861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83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84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TableCell85" style:family="table-cell">
      <style:table-cell-properties fo:border-top="none" fo:border-left="0.0138in solid #FEFDFD" fo:border-bottom="none" fo:border-right="none" style:writing-mode="lr-tb" fo:padding-top="0in" fo:padding-left="0in" fo:padding-bottom="0in" fo:padding-right="0in"/>
    </style:style>
    <style:style style:name="P86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87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88" style:parent-style-name="div_document_ul_li" style:family="paragraph">
      <style:paragraph-properties style:line-height-at-least="0.2083in" fo:margin-left="0.1805in" fo:text-indent="-0.1673in">
        <style:tab-stops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89" style:parent-style-name="div_document_div_sectiontitle" style:family="paragraph">
      <style:paragraph-properties fo:margin-top="0.2777in" fo:margin-bottom="0.0694in" fo:background-color="#FFFFFF">
        <style:background-fill draw:fill="solid" draw:fill-color="#FFFFFF"/>
      </style:paragraph-properties>
      <style:text-properties style:font-name="Palatino Linotype" style:font-name-asian="Palatino Linotype" style:font-name-complex="Palatino Linotype" fo:font-weight="bold" style:font-weight-asian="bold" style:font-weight-complex="bold" fo:text-transform="uppercase" fo:letter-spacing="0.0069in"/>
    </style:style>
    <style:style style:name="P90" style:parent-style-name="p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  <style:text-properties style:font-name="Arial" style:font-name-asian="Arial" style:font-name-complex="Arial" fo:color="#231F20" fo:font-size="11pt" style:font-size-asian="11pt" style:font-size-complex="11pt"/>
    </style:style>
    <style:style style:name="P91" style:parent-style-name="p" style:family="paragraph">
      <style:paragraph-properties style:line-height-at-least="0.2083in" fo:margin-left="0.4861in" fo:background-color="#FFFFFF">
        <style:tab-stops/>
        <style:background-fill draw:fill="solid" draw:fill-color="#FFFFFF"/>
      </style:paragraph-properties>
    </style:style>
    <style:style style:name="T92" style:parent-style-name="Fuentedepárrafopredeter." style:family="text">
      <style:text-properties style:font-name="Arial" style:font-name-asian="Arial" style:font-name-complex="Arial" fo:color="#231F20" fo:font-size="11pt" style:font-size-asian="11pt" style:font-size-complex="11pt" fo:language="es" fo:country="ES"/>
    </style:style>
  </office:automatic-styles>
  <office:body>
    <office:text text:use-soft-page-breaks="true">
      <text:p text:style-name="P1"><text:span text:style-name="T2">Alba Carmona Martín</text:span></text:p>
      <text:p text:style-name="P3"><text:span text:style-name="T4">Paseo de la Inmaculada, 76, 31200, Estella, Navarra</text:span><text:span text:style-name="T5"><text:s/></text:span></text:p>
      <text:p text:style-name="P6"><text:span text:style-name="T7">612129834</text:span><text:span text:style-name="T8"><text:s text:c="3"/></text:span><text:span text:style-name="T9">alba.c@gmail.com</text:span></text:p>
      <text:p text:style-name="P10"/>
      <text:p text:style-name="P11">Perfil profesional</text:p>
      <text:p text:style-name="P12">Costurera con más de 10 años de experiencia en la confección de trajes a medida y en arreglos de todo tipo de prendas. Orientada a la satisfacción del cliente y con gran cuidado por los detalles.</text:p>
      <text:p text:style-name="P13">Experiencia laboral</text:p>
      <text:p text:style-name="P14"><text:span text:style-name="T15">Costurera</text:span><text:span text:style-name="T16"><text:s/>|</text:span><text:span text:style-name="T17"><text:s/></text:span><text:span text:style-name="T18">03/2016 - Actual</text:span><text:span text:style-name="T19"><text:s/></text:span></text:p>
      <text:p text:style-name="P20"><text:span text:style-name="T21">Sastrería Alonso -</text:span><text:span text:style-name="T22"><text:s/></text:span><text:span text:style-name="T23">Estella</text:span><text:span text:style-name="T24"><text:s/></text:span></text:p>
      <text:list text:style-name="LFO1" text:continue-numbering="true">
        <text:list-item>
          <text:p text:style-name="P25"><text:span text:style-name="T26">Ejecución del acabado de prendas y artículos en confección a medida.</text:span></text:p>
        </text:list-item>
        <text:list-item>
          <text:p text:style-name="P27"><text:span text:style-name="T28">Asesoramiento al cliente en combinación de telas y colores.</text:span></text:p>
        </text:list-item>
        <text:list-item>
          <text:p text:style-name="P29"><text:span text:style-name="T30">Utilización de distintos tipos de telas.</text:span></text:p>
        </text:list-item>
      </text:list>
      <text:p text:style-name="P31"><text:span text:style-name="T32">Costurera</text:span><text:span text:style-name="T33"><text:s/>|</text:span><text:span text:style-name="T34"><text:s/></text:span><text:span text:style-name="T35">07/2012 - 02/2016</text:span><text:span text:style-name="T36"><text:s/></text:span></text:p>
      <text:p text:style-name="P37"><text:span text:style-name="T38">Godets Arreglos de Ropa -</text:span><text:span text:style-name="T39"><text:s/></text:span><text:span text:style-name="T40">Estella</text:span><text:span text:style-name="T41"><text:s/></text:span></text:p>
      <text:list text:style-name="LFO2" text:continue-numbering="true">
        <text:list-item>
          <text:p text:style-name="P42"><text:span text:style-name="T43">Comprobación de errores durante los procesos de confección.</text:span></text:p>
        </text:list-item>
        <text:list-item>
          <text:p text:style-name="P44"><text:span text:style-name="T45">Manipulación de equipos de producción en serie de prendas.</text:span></text:p>
        </text:list-item>
        <text:list-item>
          <text:p text:style-name="P46"><text:span text:style-name="T47">Definición de especificaciones técnicas de prendas de vestir.</text:span></text:p>
        </text:list-item>
      </text:list>
      <text:p text:style-name="P48"><text:span text:style-name="T49">Modista</text:span><text:span text:style-name="T50"><text:s/>|</text:span><text:span text:style-name="T51"><text:s/></text:span><text:span text:style-name="T52">08/2009 - 04/2012</text:span><text:span text:style-name="T53"><text:s/></text:span></text:p>
      <text:p text:style-name="P54"><text:span text:style-name="T55">Crynolina Modistas -</text:span><text:span text:style-name="T56"><text:s/></text:span><text:span text:style-name="T57">Estella</text:span><text:span text:style-name="T58"><text:s/></text:span></text:p>
      <text:list text:style-name="LFO3" text:continue-numbering="true">
        <text:list-item>
          <text:p text:style-name="P59"><text:span text:style-name="T60">Toma de medidas del cliente y elaboración de muestrarios y patrones.</text:span></text:p>
        </text:list-item>
        <text:list-item>
          <text:p text:style-name="P61"><text:span text:style-name="T62">Confección de prendas de ropa según requisitos de los clientes.</text:span></text:p>
        </text:list-item>
        <text:list-item>
          <text:p text:style-name="P63"><text:span text:style-name="T64">Realización de stocks y encargo de materiales.</text:span></text:p>
        </text:list-item>
      </text:list>
      <text:p text:style-name="P65">Formación académica</text:p>
      <text:p text:style-name="P66"><text:span text:style-name="T67">IES Luis Buñuel -</text:span><text:span text:style-name="T68"><text:s/></text:span><text:span text:style-name="T69">Zaragoza |</text:span><text:span text:style-name="T70"><text:s/></text:span><text:span text:style-name="T71">Técnico en Confección y Moda</text:span><text:span text:style-name="T72"><text:s/></text:span></text:p>
      <text:p text:style-name="P73"><text:span text:style-name="T74">06/2008</text:span><text:span text:style-name="T75"><text:s/></text:span></text:p>
      <text:p text:style-name="P76">Aptitudes</text:p>
      <table:table table:style-name="Table77">
        <table:table-columns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list text:style-name="LFO4" text:continue-numbering="true">
              <text:list-item>
                <text:p text:style-name="P82">Corte de tejidos</text:p>
              </text:list-item>
              <text:list-item>
                <text:p text:style-name="P83">Selección de telas</text:p>
              </text:list-item>
              <text:list-item>
                <text:p text:style-name="P84">Gestión de tareas</text:p>
              </text:list-item>
            </text:list>
          </table:table-cell>
          <table:table-cell table:style-name="TableCell85">
            <text:list text:style-name="LFO5" text:continue-numbering="true">
              <text:list-item>
                <text:p text:style-name="P86">Toma de medidas</text:p>
              </text:list-item>
              <text:list-item>
                <text:p text:style-name="P87">Bordado</text:p>
              </text:list-item>
              <text:list-item>
                <text:p text:style-name="P88">Atención al detalle</text:p>
              </text:list-item>
            </text:list>
          </table:table-cell>
        </table:table-row>
      </table:table>
      <text:p text:style-name="P89">Información adicional</text:p>
      <text:p text:style-name="P90">Incorporación inmediata y movilidad geográfica</text:p>
      <text:p text:style-name="P91"><text:span text:style-name="T92">Flexibilidad horaria (incluidos fines de semana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fo:font-weight="bold" style:font-weight-asian="bold" style:font-weight-complex="bold" fo:color="#2F5496" style:letter-kerning="true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fo:font-weight="bold" style:font-weight-asian="bold" style:font-weight-complex="bold" fo:color="#2F5496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fo:font-weight="bold" style:font-weight-asian="bold" style:font-weight-complex="bold" fo:color="#1F3763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fo:font-weight="bold" style:font-weight-asian="bold" style:font-weight-complex="bold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fo:font-weight="bold" style:font-weight-asian="bold" style:font-weight-complex="bold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fo:font-weight="bold" style:font-weight-asian="bold" style:font-weight-complex="bold" fo:color="#1F3763" fo:hyphenate="false"/>
    </style:style>
    <style:style style:name="Normal" style:display-name="Normal" style:family="paragraph">
      <style:paragraph-properties style:vertical-align="baseline" style:line-height-at-least="0.1666in"/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Times New Roman" fo:color="#1F3763"/>
    </style:style>
    <style:style style:name="div_document" style:display-name="div_document" style:family="paragraph" style:parent-style-name="Normal">
      <style:paragraph-properties style:line-height-at-least="0.2083in" fo:background-color="#FFFFFF">
        <style:background-fill draw:fill="solid" draw:fill-color="#FFFFFF"/>
      </style:paragraph-properties>
      <style:text-properties fo:color="#231F20" fo:background-color="#FFFFFF" fo:hyphenate="false"/>
    </style:style>
    <style:style style:name="div_document_section" style:display-name="div_document_section" style:family="paragraph" style:parent-style-name="Normal">
      <style:text-properties fo:hyphenate="false"/>
    </style:style>
    <style:style style:name="div_document_div_paragraph" style:display-name="div_document_div_paragraph" style:family="paragraph" style:parent-style-name="Normal">
      <style:text-properties fo:hyphenate="false"/>
    </style:style>
    <style:style style:name="div_document_div_name" style:display-name="div_document_div_name" style:family="paragraph" style:parent-style-name="Normal">
      <style:text-properties fo:color="#4A4A4A" fo:hyphenate="false"/>
    </style:style>
    <style:style style:name="span" style:display-name="span" style:family="text" style:parent-style-name="Fuentedepárrafopredeter.">
      <style:text-properties style:text-position="0% 100%" fo:font-size="12pt" style:font-size-asian="12pt" style:font-size-complex="12pt"/>
    </style:style>
    <style:style style:name="div_address" style:display-name="div_address" style:family="paragraph" style:parent-style-name="div">
      <style:paragraph-properties fo:text-align="center" style:line-height-at-least="0.1944in"/>
      <style:text-properties fo:font-size="10pt" style:font-size-asian="10pt" style:font-size-complex="10pt" fo:hyphenate="false"/>
    </style:style>
    <style:style style:name="div" style:display-name="div" style:family="paragraph" style:parent-style-name="Normal">
      <style:text-properties fo:hyphenate="false"/>
    </style:style>
    <style:style style:name="document_MES_zipprefix" style:display-name="document_MES_zipprefix" style:family="paragraph" style:parent-style-name="Normal">
      <style:text-properties fo:hyphenate="false"/>
    </style:style>
    <style:style style:name="span_paddedline" style:display-name="span_paddedline" style:family="paragraph" style:parent-style-name="spanParagraph">
      <style:text-properties fo:hyphenate="false"/>
    </style:style>
    <style:style style:name="spanParagraph" style:display-name="span Paragraph" style:family="paragraph" style:parent-style-name="Normal">
      <style:text-properties fo:hyphenate="false"/>
    </style:style>
    <style:style style:name="borderDiv" style:display-name="borderDiv" style:family="paragraph" style:parent-style-name="Normal">
      <style:paragraph-properties fo:border-top="none" fo:border-left="none" fo:border-bottom="0.0138in dashed #CCCCCC" fo:border-right="none" fo:padding="0in" style:shadow="none"/>
      <style:text-properties fo:hyphenate="false"/>
    </style:style>
    <style:style style:name="div_document_div_heading" style:display-name="div_document_div_heading" style:family="paragraph" style:parent-style-name="Normal">
      <style:text-properties fo:hyphenate="false"/>
    </style:style>
    <style:style style:name="div_document_div_sectiontitle" style:display-name="div_document_div_sectiontitle" style:family="paragraph" style:parent-style-name="Normal">
      <style:paragraph-properties style:line-height-at-least="0.2083in"/>
      <style:text-properties fo:color="#4A4A4A" fo:font-size="11pt" style:font-size-asian="11pt" style:font-size-complex="11pt" fo:hyphenate="false"/>
    </style:style>
    <style:style style:name="div_document_singlecolumn" style:display-name="div_document_singlecolumn" style:family="paragraph" style:parent-style-name="Normal">
      <style:text-properties fo:hyphenate="false"/>
    </style:style>
    <style:style style:name="p" style:display-name="p" style:family="paragraph" style:parent-style-name="Normal">
      <style:text-properties fo:hyphenate="false"/>
    </style:style>
    <style:style style:name="singlecolumn_span_paddedline_nth-child1" style:display-name="singlecolumn_span_paddedline_nth-child(1)" style:family="text" style:parent-style-name="Fuentedepárrafopredeter."/>
    <style:style style:name="txtBold" style:display-name="txtBold" style:family="text" style:parent-style-name="Fuentedepárrafopredeter.">
      <style:text-properties fo:font-weight="bold" style:font-weight-asian="bold" style:font-weight-complex="bold"/>
    </style:style>
    <style:style style:name="div_document_ul_li" style:display-name="div_document_ul_li" style:family="paragraph" style:parent-style-name="Normal">
      <style:paragraph-properties fo:border="none" fo:padding-top="0in" fo:padding-left="0.0277in" fo:padding-bottom="0in" fo:padding-right="0in" style:shadow="none"/>
      <style:text-properties fo:hyphenate="false"/>
    </style:style>
    <style:style style:name="Encabezado" style:display-name="Encabezado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fo:font-size="12pt" style:font-size-asian="12pt" style:font-size-complex="12pt"/>
    </style:style>
    <style:style style:name="Piedepágina" style:display-name="Pie de página" style:family="paragraph" style:parent-style-name="Normal">
      <style:paragraph-properties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555in" fo:margin-bottom="0.5in" fo:margin-right="0.555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833in"/>
      </style:header-style>
      <style:footer-style>
        <style:header-footer-properties style:dynamic-spacing="true" fo:min-height="-0.0833in"/>
      </style:footer-style>
    </style:page-layout>
  </office:automatic-styles>
  <office:master-styles>
    <style:master-page style:name="MP0" style:page-layout-name="PL0">
      <style:header>
        <text:p text:style-name="Encabezado"/>
      </style:header>
      <style:footer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lba Carmona Martín</dc:title>
    <dc:creator>ALBERTO LÓPEZ HERNÁNDEZ</dc:creator>
    <meta:creation-date>2025-06-24T18:45:00Z</meta:creation-date>
    <dc:date>2025-06-24T18:45:00Z</dc:date>
    <meta:template xlink:href="Normal.dotm" xlink:type="simple"/>
    <meta:editing-cycles>2</meta:editing-cycles>
    <meta:editing-duration>PT0S</meta:editing-duration>
    <meta:user-defined meta:name="HRJ_IDENTIFIER">55c143b7-8864-43ab-bd84-93bfc2b2280d</meta:user-defined>
    <meta:user-defined meta:name="x1ye=0">4DwAAB+LCAAAAAAABAAdmUWSrEAURRfEALch7u7MsMK90NX/6j/uCIrMfHnvOTTCsCTK8zhLQRzF0ALKi5AgQhhN0TiO0LDcx0jnwhL3aUncLOWefbVz9eW608KxCy0tQLZ8u/IN75SGVKQyn+0CUmj8eVkAl3EnINyaNheAqIhT/BpNV30/Q+VpXiLNGZ5HITjoBBXEc8ldE9h163auCYkrnZ1/FnuioEujcx2KkJUuBfD70XE0OJChnfybk22</meta:user-defined>
    <meta:user-defined meta:name="x1ye=1">oVTCn0v1s9K3mrotj6GS63tQ7qC8mgvwPJqmhO0uYHyRJDEJeY8zHHJw0el2Wv9JqCi4umPuNN9dPeDRdSgpwzavfmtjy/q2hbV/J27KU7fk6iUB+BdclTDQeFoozzwqdw3Hne1yUmuurr3rhC8K4KKSNFQl+1fvN0cpOeSbTeRLzRQ5A3tbzbOv+axUpjcxPfef+ZDVIbyWjDh65NI6DASmJuqzFqHmmyNINnpUumNUuomvWOTaEHPo7Ub9Xdg</meta:user-defined>
    <meta:user-defined meta:name="x1ye=10">7g3kc2vuQ5CmuUMrJZNcoVk3GpqtRvM+YnqMxFLhdp1LdbzwYrFY5Or1NyCQcaJc2grOgMiH5rNXaYhubkPjsi8uknloCNAKHfupjS3lSz2Ap+g6xjnCcjmuOjE1DrCZcioymnGQdVo82HIkQvn3hcUSyg4YeDj6vTuvUgfp3y5VsQXdnuYA63pPpb8HPwFHOyOdzYoAdTN+Ya8ONwFx+elAc1z8alXY6SoNXNYvLWgPX84B45HUucP34kF4cxb</meta:user-defined>
    <meta:user-defined meta:name="x1ye=11">UOspaHPBoFvPzL6vUvMlL3QpEl6/D1N2zh7WYsmtgo9E+gucVPj45m43MkflHjqmr+ewX6r34UkQsekeryZq0rCMPmpQY8bDwjyzT68GJ2g37ZUClKep0vlA97scPuD5KM+BQJHFqAPRZ0HQA/JFmNIe8azLc7LFHBdovKrj8H9RW/U+oh5Ku1kGP74JiTIMSbzCRimBSJuUNlWv4aipWjsSChaR21q7ngzRAV1AOO9w/hhSaL5uy3fcupG46hJ</meta:user-defined>
    <meta:user-defined meta:name="x1ye=12">Z6s9iI9vePqp1egRPUC0J63qSl1fGzadJpyR4vlCQHx0/Ih5LnRMcpffarw7OPSePlD6261o4cLpjLOeJQIa8viBIR5ugTYD50Qm1qahKhX5s9G8+AoNiudsD99jE3gG9tu1CYbc4+M8B4KaIQ5g3ZW3b7Mmmx9zyzY74/PLnnikv5P3JbdG4ua2VRPatRdSFuT04s3rB2iOYn48jeZOgCJ+UXO0FU42XnWS56dJc7Usvp4aES7QNMhHws5yqYp</meta:user-defined>
    <meta:user-defined meta:name="x1ye=13">tTH4xychWgK2fgyjeV+gjPSD8B5SSfA7Shp8joI6OrdwuNO/J9SzFPTyj7oMLP8wQemmZzscqVTily48gMr4zndgHYu03/LKaJ8pMU7psgbW24ioixsS/tqCQSlDehWvuI1XOWbltvP+hnvVJg5sNZft3hU9EN0ts/Xq8/KIMXSDgOdyuOxhUyONUAr3gHesBl2jL0uxds/7OxQWq6mIP0PNkDhC+be/VQGxBPV1L7C5fzfKgO6xW7Lcey9SzRv</meta:user-defined>
    <meta:user-defined meta:name="x1ye=14">U2NdpBx9webLVmewCBsXIZUBkobaVkKyGOEsn8CEEz9Oaz+Vbhd+D3AWFeXlRCoZTO9JnnXr/XIGRgIcSsiiwLypUzzbcy3zyZuPXvJtixLoLEbnw+H6mK9s6JoEGBfPR1vBzL8xlhMx6S4V8aB8gcV1jWL3IfYdUjx7EFA6tRMI2Y2jvY33LIsxtv1YRLCUluFgHYNF5Y6MInkpaNDjkPyBUESUvHbvDf4e9UTDWWsQc+XvVCuyw92E1HCsYrb</meta:user-defined>
    <meta:user-defined meta:name="x1ye=15">mPQGMS5dsR4/Z38fdiPtDULuQmIhMhdjY8SbSIu112n6kYopVnEjO8mehW2LPiG4L2kV/j91muJkBoKdwx71YEg8Y5EQQeQ678GK/0EhX+3nfNx2Jw5XFhYAISY+QV+tcB5Gp96jNzOjs+nMjcu+hktJ9WpyAE7HPslwXClZO0npzjs4dY+OTCf09jkeBxGs52Eed6g/OZVpM/6PjcXl6ruwkU5ClHhyo9fzLdAxxFbfIrph2ATAoh/Bfy+joJe</meta:user-defined>
    <meta:user-defined meta:name="x1ye=16">icpB+nbLv0SnWpR92Gu11EYjuTEfXCrHPuBsqNzhbXANRu6oj+/dCQeTrUq1fCLPfWHCIdHkhVm3wyjkLVEcx4Z9ooy8csa+AdsPaZEkmaKnOjHXx71rCWiyRNw0tzjEbhLwGYt4B//Wn9s9+RCUKSacDLfOVPkH/5XQO1kMbhXOuTYQxB+9P1YRFiL8G2eiViMkS/HV56ln91ugPpPKqkXD6D0vsyluL+aDGjWk9zz8LDTCDA3yyYlxD0u94xG</meta:user-defined>
    <meta:user-defined meta:name="x1ye=17">+PNNZq9GvolRfDLmGud+Dy2ueP8vt6t69Z76ZUN8Dbc+0TvsuJCRNzH4/0fxcgLDLboBYsLKVhcLgs1al5utEUz1Ghs1Rn1ydJwpyrWLQ9StRvhcJ2RzxvFZJ9siqzAt+fT+demJq2K0XLZkIJfgtKt1bgus2Nw7zL/mI2mY7keYkPxLrYthJ80ksq5FYcJCRYT0uV8iGsKNg+KFAj2cIVYZBUmaK/FpuWli1w/Bd1covKhg+U8GZH6YcJCpf+n</meta:user-defined>
    <meta:user-defined meta:name="x1ye=18">STFTS2P+COd4X31ukebtzcd9VJZBJA+SD4pfbTg4JwGfH4kkhbFoTPB3bLjNdQxQULUy3zkW9HErU8C/8pw+rL32QitCoQ4ESZ8pXUpzNTo00SYRGRQ5EuNZeShzj3vQI/6gz9oVj2bkNtTTXtCswlX58TM68HdfoooBE0b+4tAiPqoXU9iFN+CcW4r8I9325Uqi7ZBSZYcYSp59GBvHUGIG4Ef+uM4MQAePOvBsrRefEIevwyDqyGUOMpUHTlu</meta:user-defined>
    <meta:user-defined meta:name="x1ye=19">xcmOy2us7/7zLoSPcsuXYp1q40Lt09jaBMCZHvk9n+EmRFKrnOEkd3J0QHb6WeDz6QVlkPi26sor8AqY2YvYQBp0tBPKCcvCAB+NiqDxNvaKz52ksTFN/FotlDL/gixhbsZaDviGWXmZ27rJ9Ax0NKpDyt+PcgMq0D20IwNQcMFdCWfYS/5MjSZ1P5+8akqGLdVaaDG1KQrZSe4PgsHhYbJTRtJe/r8I8WfT+aPWe96fBFND2S92rTExdav5IB9</meta:user-defined>
    <meta:user-defined meta:name="x1ye=2">kprjSPegoiXtIn4+f0IaYr4CPLkfl+w3wOZmqcN4JSVZBqZcyvTcpWzqGD74zh8gl81HL4jht+EKJOxJM1iVal9SbBcTHvOq9StCRtSkZ7cuv66vEnxuKNdXRx9JZM7XzAVcgTOIhxWhJVYgDwQxEb36jvTE6BiXTWoV0fxQmiZ6Ox9IMjfQtUMwSDZsQ4rTvgnl5cgq6pUIvMjM8e8F0rU23BkbHZHudUlhoj+fmwzko93swlhoZ8i8/attXE2</meta:user-defined>
    <meta:user-defined meta:name="x1ye=20">RVEx4e0Ff0EAkSP3nFjP9Uu1CO6NW8vP9XRs951/Q10K5h5dewOgPsaS/tGVNB3iXDKlYj6gE5iXspAy95jEZRtzSnreH9L+Ub2dj1zOeESvreSxV7g7VzmIBt86CKBHCDKLXzXH1Xaev8Z4eNCUDMlvZx8+Bjli5LdjSx9alBswzhnfk7Eqrnf8xvQPFPTYPN7IHnJ0zzhhzDgoinWWU0H4SLqWK3dPr/QbrTzTLK/BM0C9+kKzXe9J/KYZ0x8</meta:user-defined>
    <meta:user-defined meta:name="x1ye=21">/n3En5p9HG1usbx3CoHYBWNue7i5Hh0FG0RAuzzq3vgaSuhUnkyr33VEv2j1OW0gB++XEF2JLP+i3HqmFPPzkmZ3KYw6a3RfarKMe7XAH8goFlX2SDrxCr0jepNPYWeAcad2vhfYj9Ofz/ewxoTp68THiMPEMW+W6Ekll4KvzvnqfmG+4vJVL6Ncv+AhryOO4qHuj4m4H8PKzrSq0fD6rHjaSlr5IpTj8FEccMABTd03caXMZGNbfr/6TCChzgQ</meta:user-defined>
    <meta:user-defined meta:name="x1ye=22">y+Y9P6GE/TdsbPiB2oCAtGqLRXZt2ViaffLTP8LBrM5lstfk6qP7w1aHdgRKX3197SNIStqyj2iKNRAwRETxmOelJAQrL7Hl8TkoDxjhUkGn5316E8m8y7ja/Zov4szSC1Uyp3USv0BTP1sTwUrTbI/peaDFPBU0n0gR/TiVD7hbCN02gzhq+yt72P+4r2czcQXqjumWJofIU2inb7XsP7gPpfkomTl2/NujIQK90SGz3toH6fawhrDg3bi+dGb</meta:user-defined>
    <meta:user-defined meta:name="x1ye=23">xkMgktY0RfcIeJMG0Q7JIJQ4qv9unrq0dqJdN+nJVqvJxGEUUT1Ndk11BryvhPDfkSQVAMy034Thh9aYxalvqqc74kOMpbTqD/b+kyYh0RrDrOTMjHFIursaMve30e0xeJFAitCPG+cezCEe41dYx6/ReW0FTFpa8UDQEnohL4GNItq0EOco8B07S3qMc+7n/frBXgZnQz8YlEkX4sW4N43uwPtsjD3/d6H+eOfEPyEnZba3oqhdMirXBQCQlip</meta:user-defined>
    <meta:user-defined meta:name="x1ye=24">sBeO4cO6dDVc7b72eabY/aeZ+QC5bCIsvHUo/FHxEOKTcX/fD8K5oZxp63nHs6FRQ72Kg31A//Dww1C63tIQB1HY3vYYgDeg4JNCtMB1Z23U5KJxEr2354174ZLm0MAzrqhCemdqHUTmFwsj5/7U1DUMGdmXu4CFWBTYwh71kJR+PZE8BmoqIMwJCRMcLYxhNdh+gaVSvvN3ejxQSGlWkpAscwBt52Z+R9dYNKIOVW16QQjqmFiVsRZHxDIwqiO</meta:user-defined>
    <meta:user-defined meta:name="x1ye=25">oo7+DyOvh6aN26FhRDrBP/jsTQCnl73dmEiuu3KGGdgDRMVvMjCLBeAUEBQYHPMWU2Aou3kveWw0C7uc8xpvwfO/XM231G2JjtOdOVz9aq6shFYeEr9/9wWF85TFfIlGtNxUsxrc/GUSKJaJgPLx+JDsFWTT5iTjFCR9YYNQ8VylxzbJvrjwDoPIlk2nHvCJQcTm0Z10tjUW7Obvnrxrr+vgF/oicscUMv7BXL/k2FDGIRtN31roT4hwUph+TXD</meta:user-defined>
    <meta:user-defined meta:name="x1ye=26">qU7NuH5D/XmPXATMY/sBg7IQT4/uKiThH4idsxjGrhUZ2zg46nysvcuG7DISrigxjL/qvGkSV1BAjn3c82fnkfbjwdbr92ar57yBeBgMtUFvVVksr9Lo9djGfQhzj6VD7gwpTSApMRnxYWcrTmIa3Q32KuTSBfowgCjJb5nHqJqHUcYCLq9Sv+dr1lnJUdodD5OozFLghGAw2lS5TV/X1LAq4vahzVeligJm5Y315lblIARwZG/YrF0X7AA0sae</meta:user-defined>
    <meta:user-defined meta:name="x1ye=27">qnPLUetlyrCGar6dbu0nYAVUVPKlwYJ77xCXT1bkY7AxwjMqjTPZPHCJ/r19NhMbtPccrR61hohmzdWxWm/IzJgoPwLLFNcBCsr8z35piOndGThwh8LlJegJRT3wfy+va0o64OOyCV6obGmrlmniSZcutvxxHnfCqkchyV8K8jFA/ZQr+pfgdRRM6C4B4Ht7SCBCmVCK1U6xDVztUjgslEV2ImYmgDPnE1Tv8cJBM5oUwfQlKXAjoX42myXqzWQ</meta:user-defined>
    <meta:user-defined meta:name="x1ye=28">PkSpDXXE7xjCr2cxYS9nT8UZF2V89h0e/Lbamck+yDRRrkZTl4hPlIjoHwJeQFSDlfPKiFefPYkZ9Dm492Rnf1FRZoxwbQ6dEoLhplTTUob1oxetsdAEeG9tJpus7p7cl3fZqoivIO2g99G9+GE7Hy/3AMxu3hCSoT8e9+iwA/BeWR9vNlCWm51u9PeyjvMR0EtXso9K7PH4Vqd1eudup0jaFhzDCHI2ZCI09PvERLoTImP+ZTtCFifSQI4b9al</meta:user-defined>
    <meta:user-defined meta:name="x1ye=29">EsxV4pUKiJjzEGPMMwLjMg4QB9zWzbLaktbGUoygQcM99B4l1jUGXz34mKbDAnuQEpcRDds2AxZQw5BsMCYcXYT+SzDhJqZ8LVMHCT9blih8bNrtaiSdjIeswkaV88fqAuqGTHTXHNJ4uo+uZJnZGpK+Az5fBHjkyFK/CGXZyTcIfmuWsW2XLmuqyvQRiPekuThNH4gG5JPxdlHWvcvMwbDpczCNDUV0cA0tHIvLjdVkbJD6MLclelF8LemIMJb</meta:user-defined>
    <meta:user-defined meta:name="x1ye=3">Sd6hWhOnsJ4yfp2GoEJDBm9sRsb++K9zKeEK+KGvHvpWyKgDxmlZyYrNzE9iqI8sUYq+vK2D0Ehb3X7O8opeY1LM7/8CvK+frsU2nahLLKF/xn3AdXy0gKUEuytDZnC5RahlYZVSSLGzk9Mf/KZs8py07jOXcfOpNVW4CyHtaHy/CY0GCg6hiJnNiYH6GNuGswu1mCMMBCUhcqTBmko8B24Y3+zMJweultyR8GePg9+B3g4fUN8sujq8sbCvZLF</meta:user-defined>
    <meta:user-defined meta:name="x1ye=30">Sfx/mKMam3MFOANh1vpNnngsHzu8jCE5FmspkriXzDrfOwH6NP2VHw8i9r7DWLlWXIS2lv/TK9fmMlDaPPzVqzgOXr4PvP7H69ghdCzoTEwc2PVXhY9Ak6qBxg6Ue3sf+DvmSlOFDBX5cTfKeIWxQF0voGVXkKCcMShJeDNkDIXt+f5x+yAgK1xt/lgFWiGB4jkdCeKrGvDnx8vtBStC0olV/vuScG/rdJw4Cb4XgdwZaF1NUOTesIHr38ZGf74</meta:user-defined>
    <meta:user-defined meta:name="x1ye=31">XRnSpJ5Z8PVtcN6qmAtPSNL4EIuFtU546xek5QUxmP1oRx+8xW4ZfTkizef/PMYZEFUh4b9xKsXT7fAsU5z4+7RBocYfncmjG9p6sp34mK9Zqwu9sJtaMjJ+RI2WBUaO/c/8ouOR6bLMlk7ahzsmtVn7Tgt99T4LNrVK0I5H+WYojJK6PNhMaeIMtsb8YAbItJ26B9N44EOC+wNoA6H+R7X+Vy58hevjAvwXY8Pbl9CznLYjX4OWSHFE+RNU6lm</meta:user-defined>
    <meta:user-defined meta:name="x1ye=32">5aHYr9GTxM59rnfXePaiLLidhkqYzHbHIbsKf8rFl1QkJ98v2FooLEVKtlwgNtD1JmVXjd+sN3oijesdcUQGaTX5caSymF0AL373YRqC8AXwtcILOrKFZSIpMdsX6DFwZZ03wdaL9/lqxLGTI9esqzamvYEH0xJImzqb3of6Ou30xjIVQ/xD7RCDZ8WdUdwRGNPQ5GJ2fAOJ/DF9Htg/7jEW1/uCllpfuc19+qIMUQrEqaxHZONGTQ9+2pds1Io</meta:user-defined>
    <meta:user-defined meta:name="x1ye=33">mUE/fQhqqo/agG6ag4SOqMCBhHQy5Byb3mkNhZzu+x3JQaMBYcpemZZAo5ter/ZRDRzBpQP2w3S8sYz9AWr5YLmB0m2ihoOBP2aZPEwzar5Geqxm95qE7p2B6nHzwSLUT/f4ybHtJIHUeq8ZHC/+SBPHCLxkuT3+uivU0Yv9JJkQxoHb8/MxmCSXS1fkmMaGagFITzNj3tQ1PpKoO8hZHMtpb8ghERH/szUk15FpfncGInUmzGWZ+sIGZJydkRP</meta:user-defined>
    <meta:user-defined meta:name="x1ye=34">I2QNM04gSQu7Tkgzw3ukgl1wpehmRdm8dPxxiwMWfb6aA7ASGWfn3iID7Vv9HIWgQ8gPwlZD1+jIq+uVJ7wWYT3PsHghLYAEpqfOlEuDLFL6ti0bx0905scz2agYrquVczbJKhBioIiqtk/VQ8LOjO3chHKWJFzMuYi37VHXMOo/O+X+4COkT04t+wUxJEPKCPlRzVlnaWaRmEkviMF3I/lT+zKhg88if+WI2xLn35a5EFCRy3Q8spzHm06txdY</meta:user-defined>
    <meta:user-defined meta:name="x1ye=35">mRX0Icfqodo4MbLp6uZj72kxvaOxGq9bwmUA5F1kYacH4+iAJNm9mhcaQF7V6a07C/nSrb+are4O2FcjROaKLGGuA66jhe0zd5oix51CJ2bu3LRjMDa5Rvx0WjJa+DPS9gMsbtnIbHaulO06yteQz469JbZZ2sAkyuAbrfV9vxV30P8BsRrRgEz4RfaORxsEsOJSMdMo1Np2X6Q2VqXnHUpx+Ix5Zjes1mW5Cyu4F+5vKbbwYAIix3hx10i03nA</meta:user-defined>
    <meta:user-defined meta:name="x1ye=36">OzIxZQo3KQe0TF4iFsC3v5mnhOud+Oy1gLPmwFitmR/tgNNKlPecujA2Hmy0dO7KaVzizlAyuH58d6qOc5KIR1hhwFsLRjmGUFVXH9/Wtn1igkuN6Wh5zUcb805bS//a0/TzoxNQQqqaGdfm/FuntDxSM8Vbc125L7e7ZJQ0YcirPm6iFCVwQsV8/5hxKpgd8Zw9x7wUy9thkLnUcQNcS+z0PkEEJrH1o7MUGf0kNIcXfOmrB/mc2kOCebToEJ5</meta:user-defined>
    <meta:user-defined meta:name="x1ye=37">9z1KUNjK7cDTjgDrxj7ZPtNLv/VhsPGD4FE9wgvRVmQ2aObOctoznnWbMf+9FSiW5XLyl/9lJCoArX+jT6lGc9tar7UQMsbKA0PJjfb9FYx4V4ALyhGwkaBBjLwHGF46kmhTTYUc1elFeDdFtVfmRc/w8KlC7oSCG0AAR4U3/hh/ftl8EiciXH6iBR7F2SsxG0Pvv+eL76H2qxg6GnuHSiLp99eH7Cq5NBEKGMxyJrFeJEmCyTlNmJ/TOgUrXJ/</meta:user-defined>
    <meta:user-defined meta:name="x1ye=38">SilEf4ipHbWsv3WNOTJCgMEBjAuvilRA93Pe3AI4MyCGBuBomx3R2+mhTdukwEAttIBad6DHR4hjP+AEm2XD7c6g89qtaPyHreo03oSw9ETgPm+XkTONFbhjxBpope0wOxy+Oj98vig3zGRt8ZrUwMy5d4xEQ/vjaSK8z67NNjPeA66ewhX5FyJ6XTMwfpMs6jht2IJghJoDd+p+DjXUvci1K72HjtdxsBlLYrbxJan/3Ujy8Yt2v8AHYgcUhDx</meta:user-defined>
    <meta:user-defined meta:name="x1ye=39">mSyd0xmPRscAHZc22lr5ApKI4zOyKT5CxPrYX2UfvOnz9RQTaxD0c2alVhDZJFXaB+OC/vzHJ1F/iBN4W3T1Z8fmuGR1eSXG/eluHDO73Xtw+4wWhCBGjlDj/XZHg4U3AMkmPJYEEfVP5DVAH6U1BlwmYquDOQUnfE+Uve7AtHXElM427boEYQ7lGN3wXrLQ9d1LWlvCd8MGgQ5fKrbBcFtCWEJoWzidSXsay9JaJwxJ7jpcd4tjh6PyXpAVi4c</meta:user-defined>
    <meta:user-defined meta:name="x1ye=4">z2VRBC8Jag7dSunmytQUro2lDE1IWc+d3+7JOVDN7Zr0ZShmWcZwiWVcwsnyMUOUfS+sbB2ebMJSMh5hIwQ+oDdwuDURlV5MAW/8+l93WOGnyXodyqY89BGOiPQcuRyYgMV6iM3nQ8OCOeWiPJDbwBP+bJ2y79i4fahVeCTa+livJVl7H9ypdw7Idgi6foZL7XHfzDgM1h7XQD51QUr76UUN7x6GRsR8nFSjyFO33HbISQRRjB6NviXXCxWfmaQ</meta:user-defined>
    <meta:user-defined meta:name="x1ye=40">GeEiYo/rN8RdZvj9uSYEdWS7q0RSpz5+lFokGzPWTOgRGDNsyFgoMilGQyZ/UOH3M3MLoBu6fYHSXXdNdMKEtHRlZO/FabpRgMhoR4AVVWyfA2FUqUyyxDB4SPnjQn+tHCD5bNZJ2UTRjxBcE0WXOFoNCixn5sGQQpe6VQMCuiETV5TC/BpBVDE4odrbllMFEUwjcTixdblbLc4+mM6pbVl+VxDZVhIVT89sAVbRFvNXtGbOJsFqy9TCLtAbPxk</meta:user-defined>
    <meta:user-defined meta:name="x1ye=41">bVB88KMqnLvQ8rondi7+XLZ3rMYEDGVJbgIijx0MmSt9FwtRQIhnUx2cOuAm9W5xwxmLykZBU5dsxI+MWlRlGNoYqMS3A91o863Qh+rT3JbN2j7pF+QCzr9gdrWZ0cExZoKhZzDT+tvZt3L7PAwNGVOwzYd+vFW2FV6Ax6Li3mS8yYGonRlseVpHbPP6wqd1/pRBiDYxv9LMqvWgCOgzwwlShQ6QYGtXAKWRV39v9CuuzvVlF+R/jFwHs2Vhzow</meta:user-defined>
    <meta:user-defined meta:name="x1ye=42">QeUAgBnzMLmr0HHl+psBlTfPY/baNkr3i4UK1949CqHQLZUe/AFIT9LzJy7Pf2VCl2kAriBuk9oqGeI4twbpfR6EhJ1QADJyFOkY7ftaGvlo8WJ6mZCtc3nL3bpdxQfQHeOkOvlkavug9fAH566h3ULkvlNFOBEtewM1OeE7AwDTD6L2Hyk4KhEAnCsVr7e+FWgPgVmnZr9BexYSHSS5KcJ0t1nLaVM/+pECC4pdi4zI9Hcg/69X+rCrzp2X9ok</meta:user-defined>
    <meta:user-defined meta:name="x1ye=43">FLqWWeZre9S/DpMGN57VxwaziVeYwwWWJu6uSumH8WSKcUArEhIXcJSaR4rjSeaVZbgjhNUIcoBb6AjGhVxHlIzoE/fvf8cxzBtS5HiTjeo910nOT5JxUfq9PxWYwq4O1VbJcW2JCyYDYvZb7YVfXYa2ZnLfLBDyFO6QyDSLQH6oN3QbNHW4h7Ch/VayJ+a/woUF5lNlMQRYfF7AkS3yX+T3npUyU66uRbT1tPS8LmtisYMSpn55YlMXOKcUZ3x</meta:user-defined>
    <meta:user-defined meta:name="x1ye=44">r1F8CeYrbJ6+Nh5cY160nfNHY81J1lzK+92vH3a6sg6iAaIBSzicWrkxkNIC6qG66VXKShA83WH6bPAEY5oHEmEAo+Q7J1BNyqrGXvI9oYa7E+0F3DvI8MZlZ5aldxXwcfChbfduPv1uHGdXuupgI4BUNhVLezows1+YB1CunIorb15HPdi04PPbLWkFohhS22NnKOsvgVCpb55wU49z21Xak9+Cw2uSMnhetMeL4uUxHzVF5p9irGWSNqL7ct/</meta:user-defined>
    <meta:user-defined meta:name="x1ye=45">oVh8rj+wzVCRnf0Mmr3pJ8DtAdZNIwJpnF1y+flhEH5tdjkFfndZgXfRdo2iQnc41nhWA3Ps+yOC0nG3kfdyZP7bzNbevivlbVnpbzcxVthi4L7copUKjhSHbQv3eOKlMvnRPUD8d4sgIze/q+ng8mBYd2qchmLYu3/++rH0Iwxd4AQb6UHIGF3V7x9+t2pMGM3EeYs0DqamK2NEJ1H4oOGui4dazjU0jJBDGcg4ffsUz1MYyCccr9ePTpG0Fh9</meta:user-defined>
    <meta:user-defined meta:name="x1ye=46">vHZt7rVc2Q97Y8R7DrPE+Zxbr5t3uPtna58UXkXBy8aAq7raBLocVpMDIj9d4PU9dzXPdRzvwIt2O+8khc07b5pJpkHMCaL6b+DCdSf/FAdS6aK6rW4BHsibkmQh9MdxH+3KVabCX0YqTZ16bL2gbWxkMv/ow/LDHDjcpiwje40fX5a9reVoeTsnR+9tfY09HTfpd9cjOP54QkX0yMm+gsPIcH7YpS2LxToXSwDtc1r4HfcB4lXvG9CIso/KgGV</meta:user-defined>
    <meta:user-defined meta:name="x1ye=47">d9yqjYQS+WgK/GDdJ9NFbtWIZU5np4pEkSmEb3HF3DthJE3rKDY5J12MC1SSrdPlQ5exTiLNAQHFePMGMYJBl6EjPOyvcPawa41SXhh4Wv5TKM8Jlnesv3cM3/cUGl39ckpgbuvVtLgglXO9OEdEkqBllouxUo2GJdf+ZNiI/CdlAzrxMIPUTXVb4RjE5ddeE441e5VzQz8+9cfKrDSVwuPixGxJTHlw4e1jWT2U56GNfhs6BEMe4Oi4yGKZSxh</meta:user-defined>
    <meta:user-defined meta:name="x1ye=48">s2iExYdASizTZAJ+LKDeWtnQewNBtftzi7iD2H4roG56yjQNsEZOOQSfw+98H5OUQ9LO7XUnpptb8wIeHxmXy8/w6pbyw/X3FMAUNQdqHyre5XmWTK2UaUZS/yhseQE7NdN9RXZ3s5RkcSsIbvrkabVKkKNk5acrPDGGJOKycGefxqd1c4Z5yp7LDyF25X3ICRu4Wlt701dECtfsW4/vxD23Vc+fNXJ9TlT5BXioMFloLb/CIKlloyE9YHtdbBI</meta:user-defined>
    <meta:user-defined meta:name="x1ye=49">toJK8o3WxDbhuAoI6E5AVZOZIZ8/r3Ij7BRXdoA1VkQg1TZFWV+Aol8i1CCnRXPBwmpStvPDsiECXvbbSCJtH6d23g9kjFrjRnKK8OWl1Yg+t704/bMqZe6Q5DkMNuR2sDWAhV7LSWfyWL14RMS2NPR4cdNShHjNs90aYnUmATRCVvXa9G1JGW63WUvndmBL6wmIMULuPlbJdBYnfLfy9bv1oo9SCkuipwU+sEf/S9TASXFsEcwlx2E5+68uhO6</meta:user-defined>
    <meta:user-defined meta:name="x1ye=5">DsLKuh1RERby4VkvdT6F8lNwxjpMsYNrzHlqqKuDdwQs6a372Av7Rurxw/H2CfAfByjdaZfPTxdUdHx+WMWf0y7vxECbb5QEHGOQhh4m4F1+bjM2bYiOsXDBLJI2w8BD6xvbi7fq1w0pBd4uRti5BuT0JxVCsDWyu5A34fiIqhgp+ZtCQODbk4O9zaFsklUHtBh38kIdo4JgkcQyb8yKGHm4GdGtIGBLiYACFniacJ0kJ1/0m12QE/bJR1s8Faf</meta:user-defined>
    <meta:user-defined meta:name="x1ye=50">4zS526nnYMywlbIJAGfIV11rU7OMKpKlB4xCDmpkhRO/MD+nyN8E0Wtwp9mR45OEZwzBAr38htanajbKR8SqWoH+8tw7Rzg27Bdyff1IR8dIKNf3i2IhHz+Puw5ww6Et7gdNJDbV4/wZgAAAjsF6zVODY+wMX01mLZJL9nQDuvXdHKlQhZyIEvxb4MCNle7yPv9wvL52vcX5ziSqXbI4cx5w5cD6JEOLmdTBboK/Gcw1Kf+nuXmdD2oHcXcLvBW</meta:user-defined>
    <meta:user-defined meta:name="x1ye=51">WgB0CmCFO5Nee8ZGYZAe0vSF77VnSpL7hoXNVK5LcbS5jewCZeK4MEjugbm9mYCG6du6kgXiS8Ug3C7IMk09Pvby0Sj4yzn3kkFb6Uu4JD8O3fCjnQ9WboFtqrxUUUR4wbSzZc08fgMvqe4mvx2NbtB8IQBp3zf+M2uHqqulZvOV7vpjPJIJl5+cnleQgpKk9nAza0xZX2timuor61gb3q28TVhlJJ/lExX0Q8fmi9s8/05kl9FpHt/utnaxAme</meta:user-defined>
    <meta:user-defined meta:name="x1ye=52">DTcD20Swks1zNV3dE+s3+c4BGJOLDoaP2+aqO2fl8LH1d9+rmWDgAKN/MqZ7yBSQfsKeFkgWtJnAbiecbHFupxlZ3/MUf88NCd8ZBD1/YK0xJjf9QfaVCB9eXM9DA7kPCzsM4Dk/wmAbluniA3xz7+U2GAaKtw4bxLBj+HhiwIAhmHmKryeHsfUd3l+Dw5tPFyrD8M5zK5ld4Vd4zMhyjQHAfJ3vSYRn97IbksFGHh0KMTDKxrEXlXYxKGYZ7k9</meta:user-defined>
    <meta:user-defined meta:name="x1ye=53">Mm4FVv4FZj87FdUeXWLz02nQS1d59rijZqjbS1tU3ZFNXoxt+J+It9YQ9Mk3j/uDjTmEJZGOFCSql+6xqa6IlWsu2H6T4qWW6r1qSrNyxTlzxc4HKwjpwCRAfxxsWK+Z87ZGRiUd6mv5wXF7X6I5PgycOa9rthaMIHHKOdpVRyGINbHder8cx1kF/ZuKBwmNchGh/TNRI+GmhdEsCxbtHX2fmXqRhJBxqUku+ExeoqY3j4Qkb4m6IYHNm38HUHg</meta:user-defined>
    <meta:user-defined meta:name="x1ye=54">q3E2+heLUBOlqDBxIrqyuJnMlz2a2P4cxgND0MFPDrz6S8Cp280ZwbxqOVZTfOWtFHh3NuUYPedVtK0EdtgPk+xrFXfyKYA1bgpTUiMsI0Ons/lgcwN1JApc5puWYwCnBnx/UeZdX90U7ttwbMSBluIjqo1c3R7FEKPeQOQ9GwI7xmnSfHalv4gDuTV8gtM7u6tLYDTR0rcaCWpmfqSa+W/eGMRu7p52OmNrbN1bfaQp6sgoc2sugtprP2NSGGK</meta:user-defined>
    <meta:user-defined meta:name="x1ye=55">0H89FqXWcBqAcYjd9fQlMJ7AR94SwFyEtMs4XQ/4oenD+R0+47Ox2Hr9DbnnLRVx1oOgOzrJYGaqJN+8GQ8v3ER+/KOF57wbXk6ZXKAhX011QmnpHy2+jVwd4mVVhqiKqhzPGM7lMpTTWZLcoub7jQXaXv6hG+L8yrVa2IfXqjpYWeVihgBhSx/A3uPW+5b/5jS+Wi/6yYiZ1DtP6k+7jGIBUGPOu9TBsn7oMvRiZdBxMWUSZz2u4cO5a44ZqI/</meta:user-defined>
    <meta:user-defined meta:name="x1ye=56">3//G5sOcPBS2nHBFweTJpTBbZTjy8YwucGLBO3oZyJ0hFd/msXyiGrgFS3BNv/Cwuq88IvzrLY3BsGVuHjOhSPrD/BJJ30KKWlzwVnYr1vPgBH68F8PSPJGhpMvnzEJMDTziiqAgtZRie2s1ZbP2+xtUehUlkdigTWgeqdjmGBgj/vs8U9G9/AYvo3nayBtFy3uwI2LAknPE5+eNGJ59KSAWv/2lypezVXG5jWeLbRR3w2GPIj/sNGO0GX6Q42P</meta:user-defined>
    <meta:user-defined meta:name="x1ye=57">kxQJsXGUMnykmEUPlC/wy+ohmYitFnG3dRcB/yw5J5/Iv5vO8+Tkn3bnVoDepefi7pSSnagk7+uqcacxehTp2jKvxEfjuJSjMHl30IaTs1HU2Dt1bTUeN1vDWP8SE+bjHHH6+Y+FhUkpgEYX95AvWiwJ4Ou2sXchYkqHPCm8L8hF3h5c4v5uJfkzYxvLDIl2Oc+B3mSwaiRLH6oB0ps35A0hXEK3cgGzamPCyrLUYHmCdLP32yHHPE9YCJM4r76</meta:user-defined>
    <meta:user-defined meta:name="x1ye=58">EJyaNn89eQMwhXLsjs17fUADj6qg37rayRDPX1sw8ORssg2muv3q5sPgfFPpes8ymmeMV10Gbkn6nlZn+0AUjdX6osEp85MztQ0rEbdRW0Cun3pNGdzKtz5msxZDT+bbD8g0ZTvsHnQbuI5jvZ67Av1ynYT8Glsm8akLyQIfDsp44gjxgahoVTQYbyUIikJCkqU0gV8oIV9tEuh1HPZZqyWNijQuLA+U5sZC9YflGNpF/MVIvsxCBa+oHGmpupc</meta:user-defined>
    <meta:user-defined meta:name="x1ye=59">LUI1/pRWs64pTi/jyfGy722+MkAlKwe5llaWXohGef1X3TntHUbkE9qDPJiMeWbwKjmT54Q9XuZ31njSaFBbncnmnjMYEnFzA/WNqjJpYpuYZED7zgtkTUHx+CGSzetWTXHHWuIkHUs4e/4iPI7FrTvYjnr36XgJNoPoAO6tkw1sKcm4VG9btukYpMWf8VGH9Wpmtvdc/mQpor9BwUBdw6ag6UnME+KWFDXJrxyY8lK/eWEyP3NG1X6pz0cNi7y</meta:user-defined>
    <meta:user-defined meta:name="x1ye=6">Fng3zdkYoRxWQFIMBHvBcleuUgFVi+PgRzkIx35HsM5oBza3O6k11geF3xWbg3BpINm08Dc3SKCIZ/sAkv86COMcoAdvIVGRAzKU3lTDD7QF8HDL9ZSSh4PpZUR+forMIv3154KeKvyes9OO2JoopbJo9JmojMChDeRCCxqHKfbDic3rvP8RBAx9hDcxu41yDQTi8tHc2kusPl3q29ubRAQpmC6dLRVTk+KS520A4nn9Ny6E497CE1VppxUJsU9</meta:user-defined>
    <meta:user-defined meta:name="x1ye=60">RMXUBcC4WT/NTVa//ifpoXh+oTF/w92FoPw38G0nyWot75AYBwDQ4l8AsTpx2vEsGA8WeIeXvBbUU2cnwjwbu8Zph9Xn8yPnBM280QQvPwOhx35+xqeNPyMaR439ibohHq63nRXyyUad4+RngRLjYuAMWkHnrV4eUNFZr9kofPVEgl9cpqrBP4UwRDYV+JV/vJsR+KsewC+rj0qnnA/+2KhMzon9IbJsaJftCbqIbHIMsHPMAHj94aGvOsB23y2</meta:user-defined>
    <meta:user-defined meta:name="x1ye=61">YPzqZtNRR1nSGs5PXp62VEvMqCEIyU66qXZdUSpI90/lhLt5oQTj/3BpOdAAZe9b5qqPKVOLsqeWX3xCp4OoSNC3Odjz15lWJ3OmcVgoogkGgE0WQ+AJFdsRSq+B4UOSqRuR463i6/Mm6SYwQZv66ctiWRi0+Cr0Z6nxzLKK6rW9g4RpdnmBb8B2V2HLMlaDQYPkPUH5LluA8AAA=</meta:user-defined>
    <meta:user-defined meta:name="x1ye=7">KyM5yJDRX05ROAd7fmzRc1AFzPzWiQfzq8jaPdxygqMYtUw2S8HcKnihe24FyOcEop4DPhWn2juf9MH/shkHbBuWwBMPWJDrlD015u22WXDqb+f4AqrlHToVHefm1HCDjiiJaQ/UxVM9AzTjpnj3Ek9URQDWQA5SiUSQpj87q5tDwqxNZFuS1QqbJdFRFT9dsXQtjekCt6TrkvkMJCCBnIekOOA2imxiUBa67oufc9IEW4Y8jlw98hnT2VMTVU3</meta:user-defined>
    <meta:user-defined meta:name="x1ye=8">qSCiP8soavsxcQlPmfU9HiWbqMaP/yb+Yp0lwg5EoCVcC+HxDkwWE2nEV0IW5sh7ILnzSfahQHAnnLeB5nqj8rcIUIt6bukNB5Z3SfIo/toeB+WmY2J6XKHyQ/N1E/0Vc3pdcCifz/HkleWjUGqQ+TdUjZ7ZYva8anKutbIm427Ub4wjSQ5w/cehvmgc21o1ivQ8FpLTk3VaPGG9hPL9+V5SBbkfgc8Hw4T8YBDQZ8469x0xS1sQOrtMPCUfI1v</meta:user-defined>
    <meta:user-defined meta:name="x1ye=9">wW9HUAYojtp/SBCj5skIph2mrsCXE2pNem2eQz48/KFrt2a/aV/ew+iIkMhRCKi7LTrisahDFwyKcYMFzWBn8SpQJuVyvvBEeriILcDdWxNu4YCwy6+IzHdvp5rtn7A63w7NWNeUNdLKOA51BjkVQZLFeYLaMfPtEPdw1ShpEzeQGFSSCMwgi4DUO8bC7yX+rcUZNkzR/KpPIWpCwrHsYGmXuqkGGzo8E/50iM9oTiZjl0OYFUU5zdW+AIlptyO</meta:user-defined>
    <meta:document-statistic meta:page-count="1" meta:paragraph-count="2" meta:word-count="210" meta:character-count="1365" meta:row-count="9" meta:non-whitespace-character-count="1157"/>
  </office:meta>
</office:document-meta>
</file>